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7f" officeooo:paragraph-rsid="001caf7f"/>
    </style:style>
    <style:style style:name="T1" style:family="text">
      <style:text-properties officeooo:rsid="001ca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scimento de dados</text:p>
      <text:p text:style-name="P1"/>
      <text:p text:style-name="P1">Funcionario, aumento de 2 por ano </text:p>
      <text:p text:style-name="P1">ProdutosComprados, 350 por dia</text:p>
      <text:p text:style-name="P1">Compra, 150 por dia</text:p>
      <text:p text:style-name="P1">Cliente, 100 por mes</text:p>
      <text:p text:style-name="P1">AutorMidia, 80 por mes </text:p>
      <text:p text:style-name="P1">Autor, 3 por mes</text:p>
      <text:p text:style-name="P1">Revista, 180 por ano </text:p>
      <text:p text:style-name="P1">Volume, 90 por ano </text:p>
      <text:p text:style-name="P1">Manga, 20 por ano</text:p>
      <text:p text:style-name="P1">Livro, 30 por ano</text:p>
      <text:p text:style-name="P1">Midia, 300 por ano</text:p>
      <text:p text:style-name="P1">TipoMidia, 0 por ano</text:p>
      <text:p text:style-name="P1">Genero, 0 por an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6T20:47:31.489033506</meta:creation-date>
    <dc:date>2020-02-16T20:48:20.790444743</dc:date>
    <meta:editing-duration>PT50S</meta:editing-duration>
    <meta:editing-cycles>1</meta:editing-cycles>
    <meta:document-statistic meta:table-count="0" meta:image-count="0" meta:object-count="0" meta:page-count="1" meta:paragraph-count="14" meta:word-count="57" meta:character-count="291" meta:non-whitespace-character-count="244"/>
    <meta:generator>LibreOffice/6.3.4.2$Linux_X86_64 LibreOffice_project/30$Build-2</meta:generator>
  </office:meta>
</office:document-meta>
</file>